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04000001E39EC73935.jpg"/>
  <manifest:file-entry manifest:media-type="image/jpeg" manifest:full-path="Pictures/10000000000007D0000005356B098ADF.jpg"/>
  <manifest:file-entry manifest:media-type="image/jpeg" manifest:full-path="Pictures/1000000000000320000002155F0FF587.jpg"/>
  <manifest:file-entry manifest:media-type="image/jpeg" manifest:full-path="Pictures/10000000000007D0000004B05D80BE0C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7D00000053581D39CFF.jpg"/>
  <manifest:file-entry manifest:media-type="image/jpeg" manifest:full-path="Pictures/10000000000006400000049C798FB45A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4B000000320413E2735.jpg"/>
  <manifest:file-entry manifest:media-type="image/jpeg" manifest:full-path="Pictures/1000000000000122000000AEDB90F53E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190000000C8FBD87D63.jpg"/>
  <manifest:file-entry manifest:media-type="image/jpeg" manifest:full-path="Pictures/10000000000007D000000595ED497A27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2C000000C8695E003E.jpg"/>
  <manifest:file-entry manifest:media-type="image/jpeg" manifest:full-path="Pictures/100000000000013E0000009FA3508C4F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190000000C826FE58A9.jpg"/>
  <manifest:file-entry manifest:media-type="image/jpeg" manifest:full-path="Pictures/10000000000007D0000003E8B2A5DE6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cm"/>
    </style:style>
    <style:style style:name="co2" style:family="table-column">
      <style:table-column-properties fo:break-before="auto" style:column-width="4.978cm"/>
    </style:style>
    <style:style style:name="co3" style:family="table-column">
      <style:table-column-properties fo:break-before="auto" style:column-width="0.538cm"/>
    </style:style>
    <style:style style:name="co4" style:family="table-column">
      <style:table-column-properties fo:break-before="auto" style:column-width="1.801cm"/>
    </style:style>
    <style:style style:name="co5" style:family="table-column">
      <style:table-column-properties fo:break-before="auto" style:column-width="4.17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083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6" table:number-columns-repeated="1008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style-name="ce2" table:number-columns-repeated="3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table:number-columns-repeated="4"/>
          <table:table-cell table:style-name="ce5"/>
          <table:table-cell table:style-name="ce2" table:number-columns-repeated="8"/>
          <table:table-cell table:number-columns-repeated="1010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style-name="ce2" table:number-columns-repeated="3"/>
          <table:table-cell table:style-name="ce5" office:value-type="string">
            <text:p>2. Quali Runde</text:p>
          </table:table-cell>
          <table:table-cell table:style-name="ce2" table:number-columns-repeated="3"/>
          <table:table-cell table:style-name="ce2" office:value-type="string">
            <text:p>3. Quali-Runde</text:p>
          </table:table-cell>
          <table:table-cell table:style-name="ce2" table:number-columns-repeated="3"/>
          <table:table-cell table:style-name="ce2" office:value-type="string">
            <text:p>Play-offs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2">
          <table:table-cell table:number-columns-repeated="4"/>
          <table:table-cell>
            <draw:frame table:end-cell-address="Tabelle1.F5" table:end-x="0.004cm" table:end-y="0.452cm" draw:z-index="60" draw:name="Grafik 11" draw:style-name="gr1" draw:text-style-name="P1" svg:width="0.6cm" svg:height="0.45cm" svg:x="0.002cm" svg:y="0.002cm">
              <draw:image xlink:href="Pictures/10000000000003E80000029BE1B0107D.jpg" xlink:type="simple" xlink:show="embed" xlink:actuate="onLoad">
                <text:p/>
              </draw:image>
            </draw:frame>
            <draw:frame table:end-cell-address="Tabelle1.F6" table:end-x="0.004cm" table:end-y="0.444cm" draw:z-index="82" draw:name="Grafik 43" draw:style-name="gr1" draw:text-style-name="P1" svg:width="0.6cm" svg:height="0.45cm" svg:x="0.002cm" svg:y="0.453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rabag Agdam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Tabelle1.F7" table:end-x="0.004cm" table:end-y="0.436cm" draw:z-index="61" draw:name="Grafik 31" draw:style-name="gr1" draw:text-style-name="P1" svg:width="0.6cm" svg:height="0.45cm" svg:x="0.002cm" svg:y="0.444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Samtred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I7" table:end-x="0.592cm" table:end-y="0.436cm" draw:z-index="30" draw:name="Grafik 11" draw:style-name="gr1" draw:text-style-name="P1" svg:width="0.6cm" svg:height="0.45cm" svg:x="2.251cm" svg:y="0.444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2">
          <table:table-cell table:number-columns-repeated="4"/>
          <table:table-cell>
            <draw:frame table:end-cell-address="Tabelle1.F8" table:end-x="0.004cm" table:end-y="0.431cm" draw:z-index="83" draw:name="Grafik 44" draw:style-name="gr1" draw:text-style-name="P1" svg:width="0.6cm" svg:height="0.45cm" svg:x="0.002cm" svg:y="0.44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I8" table:end-x="0.592cm" table:end-y="0.431cm" draw:z-index="48" draw:name="Grafik 31" draw:style-name="gr1" draw:text-style-name="P1" svg:width="0.6cm" svg:height="0.45cm" svg:x="2.251cm" svg:y="0.44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9" table:end-x="0.004cm" table:end-y="0.423cm" draw:z-index="84" draw:name="Grafik 45" draw:style-name="gr1" draw:text-style-name="P1" svg:width="0.6cm" svg:height="0.45cm" svg:x="0.002cm" svg:y="0.432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S Kukes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Tabelle1.I9" table:end-x="0.592cm" table:end-y="0.423cm" draw:z-index="49" draw:name="Grafik 32" draw:style-name="gr1" draw:text-style-name="P1" svg:width="0.6cm" svg:height="0.45cm" svg:x="2.251cm" svg:y="0.432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eriff Tirasp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10" table:end-x="0.004cm" table:end-y="0.415cm" draw:z-index="62" draw:name="Grafik 32" draw:style-name="gr1" draw:text-style-name="P1" svg:width="0.6cm" svg:height="0.45cm" svg:x="0.002cm" svg:y="0.423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lmö FF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I10" table:end-x="0.592cm" table:end-y="0.415cm" draw:z-index="31" draw:name="Grafik 12" draw:style-name="gr1" draw:text-style-name="P1" svg:width="0.6cm" svg:height="0.45cm" svg:x="2.251cm" svg:y="0.423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Vardar Skopje</text:p>
          </table:table-cell>
          <table:table-cell table:number-columns-repeated="2" office:value-type="float" office:value="1">
            <text:p>1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11" table:end-x="0.004cm" table:end-y="0.41cm" draw:z-index="85" draw:name="Grafik 46" draw:style-name="gr1" draw:text-style-name="P1" svg:width="0.6cm" svg:height="0.45cm" svg:x="0.002cm" svg:y="0.419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rdar Skopj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Tabelle1.I11" table:end-x="0.592cm" table:end-y="0.41cm" draw:z-index="32" draw:name="Grafik 20" draw:style-name="gr1" draw:text-style-name="P1" svg:width="0.6cm" svg:height="0.45cm" svg:x="2.251cm" svg:y="0.419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12" table:end-x="0.004cm" table:end-y="0.4cm" draw:z-index="63" draw:name="Grafik 12" draw:style-name="gr1" draw:text-style-name="P1" svg:width="0.6cm" svg:height="0.45cm" svg:x="0.002cm" svg:y="0.409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MSK Zilin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  <draw:frame table:end-cell-address="Tabelle1.I12" table:end-x="0.592cm" table:end-y="0.4cm" draw:z-index="33" draw:name="Grafik 13" draw:style-name="gr1" draw:text-style-name="P1" svg:width="0.6cm" svg:height="0.45cm" svg:x="2.251cm" svg:y="0.409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string">
            <text:p>0 (0 n.V.)</text:p>
            <draw:frame table:end-cell-address="Tabelle1.M12" table:end-x="0.556cm" table:end-y="0.4cm" draw:z-index="10" draw:name="Grafik 11" draw:style-name="gr1" draw:text-style-name="P1" svg:width="0.6cm" svg:height="0.45cm" svg:x="1.75cm" svg:y="0.409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13" table:end-x="0.004cm" table:end-y="0.394cm" draw:z-index="64" draw:name="Grafik 13" draw:style-name="gr1" draw:text-style-name="P1" svg:width="0.6cm" svg:height="0.45cm" svg:x="0.002cm" svg:y="0.402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Kopenhag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Tabelle1.I13" table:end-x="0.592cm" table:end-y="0.394cm" draw:z-index="34" draw:name="Grafik 14" draw:style-name="gr1" draw:text-style-name="P1" svg:width="0.6cm" svg:height="0.45cm" svg:x="2.251cm" svg:y="0.402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POEL Nikosia</text:p>
          </table:table-cell>
          <table:table-cell office:value-type="float" office:value="0">
            <text:p>0</text:p>
          </table:table-cell>
          <table:table-cell office:value-type="string">
            <text:p>1 (4 n.V.)</text:p>
            <draw:frame table:end-cell-address="Tabelle1.M13" table:end-x="0.556cm" table:end-y="0.394cm" draw:z-index="11" draw:name="Grafik 12" draw:style-name="gr1" draw:text-style-name="P1" svg:width="0.6cm" svg:height="0.45cm" svg:x="1.75cm" svg:y="0.402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Qarabag Agdam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14" table:end-x="0.004cm" table:end-y="0.388cm" draw:z-index="86" draw:name="Grafik 47" draw:style-name="gr1" draw:text-style-name="P1" svg:width="0.6cm" svg:height="0.45cm" svg:x="0.002cm" svg:y="0.397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EL Nikosi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I14" table:end-x="0.592cm" table:end-y="0.388cm" draw:z-index="50" draw:name="Grafik 33" draw:style-name="gr1" draw:text-style-name="P1" svg:width="0.6cm" svg:height="0.45cm" svg:x="2.251cm" svg:y="0.397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M14" table:end-x="0.556cm" table:end-y="0.388cm" draw:z-index="12" draw:name="Grafik 13" draw:style-name="gr1" draw:text-style-name="P1" svg:width="0.6cm" svg:height="0.45cm" svg:x="1.75cm" svg:y="0.397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Kopenhag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15" table:end-x="0.004cm" table:end-y="0.379cm" draw:z-index="65" draw:name="Grafik 33" draw:style-name="gr1" draw:text-style-name="P1" svg:width="0.6cm" svg:height="0.45cm" svg:x="0.002cm" svg:y="0.388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91 Dudelang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I15" table:end-x="0.592cm" table:end-y="0.379cm" draw:z-index="51" draw:name="Grafik 34" draw:style-name="gr1" draw:text-style-name="P1" svg:width="0.6cm" svg:height="0.45cm" svg:x="2.251cm" svg:y="0.388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BATE Borisov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Tabelle1.M15" table:end-x="0.556cm" table:end-y="0.379cm" draw:z-index="13" draw:name="Grafik 14" draw:style-name="gr1" draw:text-style-name="P1" svg:width="0.6cm" svg:height="0.45cm" svg:x="1.75cm" svg:y="0.388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POEL Nikosi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16" table:end-x="0.004cm" table:end-y="0.382cm" draw:z-index="66" draw:name="Grafik 1" draw:style-name="gr1" draw:text-style-name="P1" svg:width="0.6cm" svg:height="0.457cm" svg:x="0.002cm" svg:y="0.383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Tabelle1.I16" table:end-x="0.592cm" table:end-y="0.375cm" draw:z-index="35" draw:name="Grafik 15" draw:style-name="gr1" draw:text-style-name="P1" svg:width="0.6cm" svg:height="0.45cm" svg:x="2.251cm" svg:y="0.383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Dynamo Kiew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Tabelle1.M16" table:end-x="0.556cm" table:end-y="0.375cm" draw:z-index="14" draw:name="Grafik 15" draw:style-name="gr1" draw:text-style-name="P1" svg:width="0.6cm" svg:height="0.45cm" svg:x="1.75cm" svg:y="0.383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lavia Prag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2">
          <table:table-cell>
            <draw:frame table:end-cell-address="Tabelle1.B17" table:end-x="0.004cm" table:end-y="0.374cm" draw:z-index="0" draw:name="Grafik 1" draw:style-name="gr1" draw:text-style-name="P1" svg:width="0.6cm" svg:height="0.457cm" svg:x="0.001cm" svg:y="0.376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Tabelle1.F17" table:end-x="0.004cm" table:end-y="0.367cm" draw:z-index="67" draw:name="Grafik 35" draw:style-name="gr1" draw:text-style-name="P1" svg:width="0.6cm" svg:height="0.45cm" svg:x="0.002cm" svg:y="0.376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Alashkert Martun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I17" table:end-x="0.592cm" table:end-y="0.367cm" draw:z-index="36" draw:name="Grafik 21" draw:style-name="gr1" draw:text-style-name="P1" svg:width="0.6cm" svg:height="0.45cm" svg:x="2.251cm" svg:y="0.376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Tabelle1.M17" table:end-x="0.556cm" table:end-y="0.367cm" draw:z-index="15" draw:name="Grafik 16" draw:style-name="gr1" draw:text-style-name="P1" svg:width="0.6cm" svg:height="0.45cm" svg:x="1.75cm" svg:y="0.376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Young Boys Bern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2">
          <table:table-cell>
            <draw:frame table:end-cell-address="Tabelle1.B18" table:end-x="0.004cm" table:end-y="0.358cm" draw:z-index="1" draw:name="Grafik 2" draw:style-name="gr1" draw:text-style-name="P1" svg:width="0.6cm" svg:height="0.45cm" svg:x="0.001cm" svg:y="0.367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Alashkert Martuni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Tabelle1.F18" table:end-x="0.004cm" table:end-y="0.358cm" draw:z-index="87" draw:name="Grafik 48" draw:style-name="gr1" draw:text-style-name="P1" svg:width="0.6cm" svg:height="0.45cm" svg:x="0.002cm" svg:y="0.367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rtizan Bel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Tabelle1.I18" table:end-x="0.592cm" table:end-y="0.358cm" draw:z-index="37" draw:name="Grafik 16" draw:style-name="gr1" draw:text-style-name="P1" svg:width="0.6cm" svg:height="0.45cm" svg:x="2.251cm" svg:y="0.367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M18" table:end-x="0.556cm" table:end-y="0.358cm" draw:z-index="16" draw:name="Grafik 17" draw:style-name="gr1" draw:text-style-name="P1" svg:width="0.6cm" svg:height="0.45cm" svg:x="1.75cm" svg:y="0.367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SKA Moskau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>
            <draw:frame table:end-cell-address="Tabelle1.B19" table:end-x="0.004cm" table:end-y="0.354cm" draw:z-index="2" draw:name="Grafik 3" draw:style-name="gr1" draw:text-style-name="P1" svg:width="0.6cm" svg:height="0.45cm" svg:x="0.001cm" svg:y="0.362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Santa Colom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Tabelle1.F19" table:end-x="0.004cm" table:end-y="0.354cm" draw:z-index="68" draw:name="Grafik 5" draw:style-name="gr1" draw:text-style-name="P1" svg:width="0.6cm" svg:height="0.45cm" svg:x="0.002cm" svg:y="0.362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Buducnost Podgoric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I19" table:end-x="0.592cm" table:end-y="0.354cm" draw:z-index="38" draw:name="Grafik 20" draw:style-name="gr1" draw:text-style-name="P1" svg:width="0.6cm" svg:height="0.45cm" svg:x="2.251cm" svg:y="0.362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ZSKA Moskau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Tabelle1.M19" table:end-x="0.556cm" table:end-y="0.354cm" draw:z-index="17" draw:name="Grafik 18" draw:style-name="gr1" draw:text-style-name="P1" svg:width="0.6cm" svg:height="0.45cm" svg:x="1.75cm" svg:y="0.362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TSG 1899 Hoffenhei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>
            <draw:frame table:end-cell-address="Tabelle1.B20" table:end-x="0.004cm" table:end-y="0.344cm" draw:z-index="3" draw:name="Grafik 4" draw:style-name="gr1" draw:text-style-name="P1" svg:width="0.6cm" svg:height="0.45cm" svg:x="0.001cm" svg:y="0.353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kingur Göta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>
            <draw:frame table:end-cell-address="Tabelle1.F20" table:end-x="0.004cm" table:end-y="0.344cm" draw:z-index="69" draw:name="Grafik 36" draw:style-name="gr1" draw:text-style-name="P1" svg:width="0.6cm" svg:height="0.45cm" svg:x="0.002cm" svg:y="0.353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4" office:value-type="string">
            <text:p>Hibernians FC Paola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Tabelle1.I20" table:end-x="0.592cm" table:end-y="0.344cm" draw:z-index="39" draw:name="Grafik 14" draw:style-name="gr1" draw:text-style-name="P1" svg:width="0.6cm" svg:height="0.45cm" svg:x="2.251cm" svg:y="0.353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Tabelle1.M20" table:end-x="0.556cm" table:end-y="0.344cm" draw:z-index="18" draw:name="Grafik 19" draw:style-name="gr1" draw:text-style-name="P1" svg:width="0.6cm" svg:height="0.45cm" svg:x="1.75cm" svg:y="0.353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Liverpool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2">
          <table:table-cell>
            <draw:frame table:end-cell-address="Tabelle1.B21" table:end-x="0.004cm" table:end-y="0.338cm" draw:z-index="4" draw:name="Grafik 5" draw:style-name="gr1" draw:text-style-name="P1" svg:width="0.6cm" svg:height="0.45cm" svg:x="0.001cm" svg:y="0.346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pca '89 Mitrovica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Tabelle1.F21" table:end-x="0.004cm" table:end-y="0.338cm" draw:z-index="70" draw:name="Grafik 22" draw:style-name="gr1" draw:text-style-name="P1" svg:width="0.6cm" svg:height="0.45cm" svg:x="0.002cm" svg:y="0.346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RB Salzburg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I21" table:end-x="0.592cm" table:end-y="0.338cm" draw:z-index="52" draw:name="Grafik 35" draw:style-name="gr1" draw:text-style-name="P1" svg:width="0.6cm" svg:height="0.45cm" svg:x="2.251cm" svg:y="0.346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iktoria Pilse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Tabelle1.M21" table:end-x="0.556cm" table:end-y="0.338cm" draw:z-index="19" draw:name="Grafik 20" draw:style-name="gr1" draw:text-style-name="P1" svg:width="0.6cm" svg:height="0.45cm" svg:x="1.75cm" svg:y="0.346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porting Lissabon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008"/>
        </table:table-row>
        <table:table-row table:style-name="ro2">
          <table:table-cell>
            <draw:frame table:end-cell-address="Tabelle1.B22" table:end-x="0.004cm" table:end-y="0.332cm" draw:z-index="5" draw:name="Grafik 6" draw:style-name="gr1" draw:text-style-name="P1" svg:width="0.6cm" svg:height="0.45cm" svg:x="0.001cm" svg:y="0.34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Hibernians FC Paol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Tabelle1.F22" table:end-x="0.004cm" table:end-y="0.332cm" draw:z-index="71" draw:name="Grafik 7" draw:style-name="gr1" draw:text-style-name="P1" svg:width="0.6cm" svg:height="0.45cm" svg:x="0.002cm" svg:y="0.341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3" office:value-type="string">
            <text:p>HNK Rijeka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  <draw:frame table:end-cell-address="Tabelle1.I22" table:end-x="0.592cm" table:end-y="0.332cm" draw:z-index="40" draw:name="Grafik 21" draw:style-name="gr1" draw:text-style-name="P1" svg:width="0.6cm" svg:height="0.45cm" svg:x="2.251cm" svg:y="0.34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Partiza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Tabelle1.M22" table:end-x="0.556cm" table:end-y="0.332cm" draw:z-index="20" draw:name="Grafik 21" draw:style-name="gr1" draw:text-style-name="P1" svg:width="0.6cm" svg:height="0.45cm" svg:x="1.75cm" svg:y="0.34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SB Bukares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>
            <draw:frame table:end-cell-address="Tabelle1.B23" table:end-x="0.004cm" table:end-y="0.323cm" draw:z-index="6" draw:name="Grafik 7" draw:style-name="gr1" draw:text-style-name="P1" svg:width="0.6cm" svg:height="0.45cm" svg:x="0.001cm" svg:y="0.332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3" office:value-type="string">
            <text:p>Infonet Tallin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Tabelle1.F23" table:end-x="0.004cm" table:end-y="0.323cm" draw:z-index="72" draw:name="Grafik 9" draw:style-name="gr1" draw:text-style-name="P1" svg:width="0.6cm" svg:height="0.45cm" svg:x="0.002cm" svg:y="0.332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The New Saint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Tabelle1.I23" table:end-x="0.592cm" table:end-y="0.323cm" draw:z-index="53" draw:name="Grafik 36" draw:style-name="gr1" draw:text-style-name="P1" svg:width="0.6cm" svg:height="0.45cm" svg:x="2.251cm" svg:y="0.332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cos Piräus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Tabelle1.M23" table:end-x="0.556cm" table:end-y="0.323cm" draw:z-index="21" draw:name="Grafik 22" draw:style-name="gr1" draw:text-style-name="P1" svg:width="0.6cm" svg:height="0.45cm" svg:x="1.75cm" svg:y="0.332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Olympiakos Pirä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>
            <draw:frame table:end-cell-address="Tabelle1.B24" table:end-x="0.004cm" table:end-y="0.319cm" draw:z-index="7" draw:name="Grafik 8" draw:style-name="gr1" draw:text-style-name="P1" svg:width="0.6cm" svg:height="0.45cm" svg:x="0.001cm" svg:y="0.327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4" office:value-type="string">
            <text:p>The New Saints</text:p>
          </table:table-cell>
          <table:table-cell office:value-type="float" office:value="1">
            <text:p>1</text:p>
          </table:table-cell>
          <table:table-cell office:value-type="string">
            <text:p>2 (3 n.V.)</text:p>
          </table:table-cell>
          <table:table-cell>
            <draw:frame table:end-cell-address="Tabelle1.F24" table:end-x="0.004cm" table:end-y="0.319cm" draw:z-index="73" draw:name="Grafik 23" draw:style-name="gr1" draw:text-style-name="P1" svg:width="0.6cm" svg:height="0.45cm" svg:x="0.002cm" svg:y="0.327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Linfiel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I24" table:end-x="0.592cm" table:end-y="0.319cm" draw:z-index="41" draw:name="Grafik 22" draw:style-name="gr1" draw:text-style-name="P1" svg:width="0.6cm" svg:height="0.45cm" svg:x="2.251cm" svg:y="0.327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RB Salz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Tabelle1.M24" table:end-x="0.556cm" table:end-y="0.319cm" draw:z-index="22" draw:name="Grafik 23" draw:style-name="gr1" draw:text-style-name="P1" svg:width="0.6cm" svg:height="0.45cm" svg:x="1.75cm" svg:y="0.327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>
            <draw:frame table:end-cell-address="Tabelle1.B25" table:end-x="0.004cm" table:end-y="0.311cm" draw:z-index="8" draw:name="Grafik 9" draw:style-name="gr1" draw:text-style-name="P1" svg:width="0.6cm" svg:height="0.45cm" svg:x="0.001cm" svg:y="0.32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Europa FC</text:p>
          </table:table-cell>
          <table:table-cell office:value-type="float" office:value="2">
            <text:p>2</text:p>
          </table:table-cell>
          <table:table-cell office:value-type="string">
            <text:p>1 (1 n.V.)</text:p>
          </table:table-cell>
          <table:table-cell>
            <draw:frame table:end-cell-address="Tabelle1.F25" table:end-x="0.004cm" table:end-y="0.311cm" draw:z-index="88" draw:name="Grafik 49" draw:style-name="gr1" draw:text-style-name="P1" svg:width="0.6cm" svg:height="0.45cm" svg:x="0.002cm" svg:y="0.32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eltic Glasgow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Tabelle1.I25" table:end-x="0.592cm" table:end-y="0.311cm" draw:z-index="42" draw:name="Grafik 23" draw:style-name="gr1" draw:text-style-name="P1" svg:width="0.6cm" svg:height="0.45cm" svg:x="2.251cm" svg:y="0.32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NK Rije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Tabelle1.M25" table:end-x="0.556cm" table:end-y="0.311cm" draw:z-index="23" draw:name="Grafik 24" draw:style-name="gr1" draw:text-style-name="P1" svg:width="0.6cm" svg:height="0.45cm" svg:x="1.75cm" svg:y="0.32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eltic Glasgow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2">
          <table:table-cell>
            <draw:frame table:end-cell-address="Tabelle1.B26" table:end-x="0.004cm" table:end-y="0.302cm" draw:z-index="9" draw:name="Grafik 10" draw:style-name="gr1" draw:text-style-name="P1" svg:width="0.6cm" svg:height="0.45cm" svg:x="0.001cm" svg:y="0.311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Linfield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Tabelle1.F26" table:end-x="0.004cm" table:end-y="0.302cm" draw:z-index="74" draw:name="Grafik 37" draw:style-name="gr1" draw:text-style-name="P1" svg:width="0.6cm" svg:height="0.45cm" svg:x="0.002cm" svg:y="0.31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Dundalk</text:p>
          </table:table-cell>
          <table:table-cell office:value-type="float" office:value="1">
            <text:p>1</text:p>
          </table:table-cell>
          <table:table-cell office:value-type="string">
            <text:p>1 (1 n.V.)</text:p>
            <draw:frame table:end-cell-address="Tabelle1.I26" table:end-x="0.592cm" table:end-y="0.302cm" draw:z-index="54" draw:name="Grafik 37" draw:style-name="gr1" draw:text-style-name="P1" svg:width="0.6cm" svg:height="0.45cm" svg:x="2.251cm" svg:y="0.31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Celtic Glasgow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Tabelle1.M26" table:end-x="0.556cm" table:end-y="0.302cm" draw:z-index="24" draw:name="Grafik 25" draw:style-name="gr1" draw:text-style-name="P1" svg:width="0.6cm" svg:height="0.45cm" svg:x="1.75cm" svg:y="0.31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>
            <text:p>SP La Fiorita Montegiardin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Tabelle1.F27" table:end-x="0.004cm" table:end-y="0.298cm" draw:z-index="89" draw:name="Grafik 50" draw:style-name="gr1" draw:text-style-name="P1" svg:width="0.6cm" svg:height="0.45cm" svg:x="0.002cm" svg:y="0.306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string">
            <text:p>1 (2 n.V.)</text:p>
            <draw:frame table:end-cell-address="Tabelle1.I27" table:end-x="0.592cm" table:end-y="0.298cm" draw:z-index="43" draw:name="Grafik 24" draw:style-name="gr1" draw:text-style-name="P1" svg:width="0.6cm" svg:height="0.45cm" svg:x="2.251cm" svg:y="0.306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Rosenborg Trondheim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M27" table:end-x="0.556cm" table:end-y="0.298cm" draw:z-index="25" draw:name="Grafik 26" draw:style-name="gr1" draw:text-style-name="P1" svg:width="0.6cm" svg:height="0.45cm" svg:x="1.75cm" svg:y="0.306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28" table:end-x="0.004cm" table:end-y="0.288cm" draw:z-index="75" draw:name="Grafik 24" draw:style-name="gr1" draw:text-style-name="P1" svg:width="0.6cm" svg:height="0.45cm" svg:x="0.002cm" svg:y="0.297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4" office:value-type="string">
            <text:p>Spartaks Jurmal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Tabelle1.I28" table:end-x="0.592cm" table:end-y="0.288cm" draw:z-index="55" draw:name="Grafik 38" draw:style-name="gr1" draw:text-style-name="P1" svg:width="0.6cm" svg:height="0.45cm" svg:x="2.251cm" svg:y="0.297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Astan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Tabelle1.M28" table:end-x="0.556cm" table:end-y="0.288cm" draw:z-index="26" draw:name="Grafik 27" draw:style-name="gr1" draw:text-style-name="P1" svg:width="0.6cm" svg:height="0.45cm" svg:x="1.75cm" svg:y="0.297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29" table:end-x="0.004cm" table:end-y="0.281cm" draw:z-index="90" draw:name="Grafik 51" draw:style-name="gr1" draw:text-style-name="P1" svg:width="0.6cm" svg:height="0.45cm" svg:x="0.002cm" svg:y="0.29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Astan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I29" table:end-x="0.592cm" table:end-y="0.281cm" draw:z-index="44" draw:name="Grafik 25" draw:style-name="gr1" draw:text-style-name="P1" svg:width="0.6cm" svg:height="0.45cm" svg:x="2.251cm" svg:y="0.29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M29" table:end-x="0.556cm" table:end-y="0.281cm" draw:z-index="27" draw:name="Grafik 28" draw:style-name="gr1" draw:text-style-name="P1" svg:width="0.6cm" svg:height="0.45cm" svg:x="1.75cm" svg:y="0.29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Istanbul Basaksehi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30" table:end-x="0.004cm" table:end-y="0.276cm" draw:z-index="76" draw:name="Grafik 38" draw:style-name="gr1" draw:text-style-name="P1" svg:width="0.6cm" svg:height="0.45cm" svg:x="0.002cm" svg:y="0.284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IFK Mariehamn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Tabelle1.I30" table:end-x="0.592cm" table:end-y="0.276cm" draw:z-index="56" draw:name="Grafik 39" draw:style-name="gr1" draw:text-style-name="P1" svg:width="0.6cm" svg:height="0.45cm" svg:x="2.251cm" svg:y="0.284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Tabelle1.M30" table:end-x="0.556cm" table:end-y="0.276cm" draw:z-index="28" draw:name="Grafik 29" draw:style-name="gr1" draw:text-style-name="P1" svg:width="0.6cm" svg:height="0.45cm" svg:x="1.75cm" svg:y="0.284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evilla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31" table:end-x="0.004cm" table:end-y="0.267cm" draw:z-index="77" draw:name="Grafik 25" draw:style-name="gr1" draw:text-style-name="P1" svg:width="0.6cm" svg:height="0.45cm" svg:x="0.002cm" svg:y="0.276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  <draw:frame table:end-cell-address="Tabelle1.I31" table:end-x="0.592cm" table:end-y="0.267cm" draw:z-index="45" draw:name="Grafik 26" draw:style-name="gr1" draw:text-style-name="P1" svg:width="0.6cm" svg:height="0.45cm" svg:x="2.251cm" svg:y="0.276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Ludogorez Rasgrad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Tabelle1.M31" table:end-x="0.556cm" table:end-y="0.267cm" draw:z-index="29" draw:name="Grafik 30" draw:style-name="gr1" draw:text-style-name="P1" svg:width="0.6cm" svg:height="0.45cm" svg:x="1.75cm" svg:y="0.276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SSC Neapel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32" table:end-x="0.004cm" table:end-y="0.262cm" draw:z-index="91" draw:name="Grafik 52" draw:style-name="gr1" draw:text-style-name="P1" svg:width="0.6cm" svg:height="0.45cm" svg:x="0.002cm" svg:y="0.271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poel Beer Shev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Tabelle1.I32" table:end-x="0.592cm" table:end-y="0.262cm" draw:z-index="57" draw:name="Grafik 40" draw:style-name="gr1" draw:text-style-name="P1" svg:width="0.6cm" svg:height="0.45cm" svg:x="2.251cm" svg:y="0.27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K Maribo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6" office:value-type="string">
            <text:p>OGC Nizz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2">
          <table:table-cell table:number-columns-repeated="4"/>
          <table:table-cell>
            <draw:frame table:end-cell-address="Tabelle1.F33" table:end-x="0.004cm" table:end-y="0.255cm" draw:z-index="92" draw:name="Grafik 53" draw:style-name="gr1" draw:text-style-name="P1" svg:width="0.6cm" svg:height="0.45cm" svg:x="0.002cm" svg:y="0.263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onved Budapes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Tabelle1.I33" table:end-x="0.592cm" table:end-y="0.255cm" draw:z-index="58" draw:name="Grafik 41" draw:style-name="gr1" draw:text-style-name="P1" svg:width="0.6cm" svg:height="0.45cm" svg:x="2.251cm" svg:y="0.263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H Hafnarfjördur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34" table:end-x="0.004cm" table:end-y="0.246cm" draw:z-index="78" draw:name="Grafik 39" draw:style-name="gr1" draw:text-style-name="P1" svg:width="0.6cm" svg:height="0.45cm" svg:x="0.002cm" svg:y="0.255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Zalgiris Vilnius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Tabelle1.I34" table:end-x="0.592cm" table:end-y="0.246cm" draw:z-index="46" draw:name="Grafik 27" draw:style-name="gr1" draw:text-style-name="P1" svg:width="0.6cm" svg:height="0.45cm" svg:x="2.251cm" svg:y="0.255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FC Brügg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35" table:end-x="0.004cm" table:end-y="0.241cm" draw:z-index="93" draw:name="Grafik 54" draw:style-name="gr1" draw:text-style-name="P1" svg:width="0.6cm" svg:height="0.45cm" svg:x="0.002cm" svg:y="0.25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Ludogorez Rasgrad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Tabelle1.I35" table:end-x="0.592cm" table:end-y="0.241cm" draw:z-index="47" draw:name="Grafik 30" draw:style-name="gr1" draw:text-style-name="P1" svg:width="0.6cm" svg:height="0.45cm" svg:x="2.251cm" svg:y="0.25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6" office:value-type="string">
            <text:p>Istanbul Basaksehi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36" table:end-x="0.004cm" table:end-y="0.232cm" draw:z-index="79" draw:name="Grafik 26" draw:style-name="gr1" draw:text-style-name="P1" svg:width="0.6cm" svg:height="0.45cm" svg:x="0.002cm" svg:y="0.24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Zrinjski Mostar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Tabelle1.I36" table:end-x="0.592cm" table:end-y="0.232cm" draw:z-index="59" draw:name="Grafik 42" draw:style-name="gr1" draw:text-style-name="P1" svg:width="0.6cm" svg:height="0.45cm" svg:x="2.251cm" svg:y="0.24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OGC Nizz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37" table:end-x="0.004cm" table:end-y="0.225cm" draw:z-index="80" draw:name="Grafik 40" draw:style-name="gr1" draw:text-style-name="P1" svg:width="0.6cm" svg:height="0.45cm" svg:x="0.002cm" svg:y="0.234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Maribo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jax Amsterdam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2">
          <table:table-cell table:number-columns-repeated="4"/>
          <table:table-cell>
            <draw:frame table:end-cell-address="Tabelle1.F38" table:end-x="0.004cm" table:end-y="0.219cm" draw:z-index="81" draw:name="Grafik 3" draw:style-name="gr1" draw:text-style-name="P1" svg:width="0.6cm" svg:height="0.45cm" svg:x="0.002cm" svg:y="0.228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6"/>
        </table:table-row>
        <table:table-row table:style-name="ro2">
          <table:table-cell table:number-columns-repeated="5"/>
          <table:table-cell table:style-name="ce3" office:value-type="string">
            <text:p>Vikingur Gö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2" table:number-rows-repeated="2">
          <table:table-cell table:number-columns-repeated="5"/>
          <table:table-cell table:style-name="ce4"/>
          <table:table-cell table:number-columns-repeated="1018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20.04.2018</text:date>, <text:time>20:04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0T16:12:56.30</meta:creation-date>
    <dc:date>2018-04-20T20:04:15.96</dc:date>
    <dc:creator>Felix Kahlert</dc:creator>
    <meta:editing-duration>PT3H36M2S</meta:editing-duration>
    <meta:editing-cycles>14</meta:editing-cycles>
    <meta:generator>OpenOffice/4.1.4$Win32 OpenOffice.org_project/414m5$Build-9788</meta:generator>
    <meta:document-statistic meta:table-count="3" meta:cell-count="287" meta:object-count="94"/>
  </office:meta>
</office:document-meta>
</file>